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2cm" fo:min-width="6.73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39cm" fo:min-width="3.18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34cm" fo:min-width="3.8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47cm" fo:min-width="1.53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47cm" fo:min-width="1.65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47cm" fo:min-width="1.15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47cm" fo:min-width="2.29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87cm" fo:min-width="0.63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87cm" fo:min-width="0.76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87cm" fo:min-width="0.76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86cm" fo:min-width="0.63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45cm" fo:min-width="0.643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45cm" fo:min-width="0.7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45cm" fo:min-width="1.40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92cm" fo:min-width="0.64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12cm" fo:min-width="1.151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652cm" fo:min-width="7.5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239cm" svg:height="0.902cm" svg:x="6.461cm" svg:y="2.397cm">
          <text:p text:style-name="P1">3 17 43 2 67 35 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683cm" svg:height="1.089cm" svg:x="4.937cm" svg:y="4.683cm">
          <text:p text:style-name="P1">3 17 43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4.318cm" svg:height="1.184cm" svg:x="11.16cm" svg:y="4.707cm">
          <text:p text:style-name="P1">67 35 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032cm" svg:height="0.697cm" svg:x="4.302cm" svg:y="6.461cm">
          <text:p text:style-name="P1">3 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159cm" svg:height="0.697cm" svg:x="7.223cm" svg:y="6.461cm">
          <text:p text:style-name="P1">43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1.651cm" svg:height="0.697cm" svg:x="11.541cm" svg:y="6.461cm">
          <text:p text:style-name="P1">67 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2.794cm" svg:height="0.697cm" svg:x="14.208cm" svg:y="6.461cm">
          <text:p text:style-name="P1">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1" draw:id="id11" draw:layer="layout" svg:width="1.139cm" svg:height="0.837cm" svg:x="8.726cm" svg:y="7.91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1.265cm" svg:height="0.837cm" svg:x="4.803cm" svg:y="7.9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" draw:id="id10" draw:layer="layout" svg:width="1.266cm" svg:height="0.837cm" svg:x="6.828cm" svg:y="7.91cm">
          <text:p text:style-name="P1">4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8" draw:id="id8" draw:layer="layout" svg:width="1.139cm" svg:height="0.736cm" svg:x="2.905cm" svg:y="7.91cm">
          <text:p text:style-name="P1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3" draw:id="id13" draw:layer="layout" svg:width="1.143cm" svg:height="0.795cm" svg:x="12.684cm" svg:y="7.805cm">
          <text:p text:style-name="P1">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2" draw:id="id12" draw:layer="layout" svg:width="1.27cm" svg:height="0.795cm" svg:x="10.779cm" svg:y="7.805cm">
          <text:p text:style-name="P1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5" draw:id="id15" draw:layer="layout" svg:width="1.905cm" svg:height="0.795cm" svg:x="16.621cm" svg:y="7.805cm">
          <text:p text:style-name="P1">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4" draw:id="id14" draw:layer="layout" svg:width="1.27cm" svg:height="0.795cm" svg:x="14.716cm" svg:y="7.80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0.08cm" svg:y1="3.299cm" svg:x2="6.778cm" svg:y2="4.683cm" draw:start-shape="id1" draw:start-glue-point="2" draw:end-shape="id2" draw:end-glue-point="0" svg:d="M10080 3299l-3302 1384" svg:viewBox="0 0 3303 1385">
          <text:p/>
        </draw:connector>
        <draw:connector draw:style-name="gr15" draw:text-style-name="P2" draw:layer="layout" draw:type="line" svg:x1="10.08cm" svg:y1="3.299cm" svg:x2="13.319cm" svg:y2="4.707cm" draw:start-shape="id1" draw:start-glue-point="2" draw:end-shape="id3" draw:end-glue-point="0" svg:d="M10080 3299l3239 1408" svg:viewBox="0 0 3240 1409">
          <text:p/>
        </draw:connector>
        <draw:connector draw:style-name="gr15" draw:text-style-name="P2" draw:layer="layout" draw:type="line" svg:x1="6.778cm" svg:y1="5.772cm" svg:x2="5.318cm" svg:y2="6.461cm" draw:start-shape="id2" draw:start-glue-point="2" draw:end-shape="id4" draw:end-glue-point="0" svg:d="M6778 5772l-1460 689" svg:viewBox="0 0 1461 690">
          <text:p/>
        </draw:connector>
        <draw:connector draw:style-name="gr15" draw:text-style-name="P2" draw:layer="layout" draw:type="line" svg:x1="6.778cm" svg:y1="5.772cm" svg:x2="8.302cm" svg:y2="6.461cm" draw:start-shape="id2" draw:start-glue-point="2" draw:end-shape="id5" draw:end-glue-point="0" svg:d="M6778 5772l1524 689" svg:viewBox="0 0 1525 690">
          <text:p/>
        </draw:connector>
        <draw:connector draw:style-name="gr15" draw:text-style-name="P2" draw:layer="layout" draw:type="line" svg:x1="13.319cm" svg:y1="5.891cm" svg:x2="12.366cm" svg:y2="6.461cm" draw:start-shape="id3" draw:start-glue-point="2" draw:end-shape="id6" draw:end-glue-point="0" svg:d="M13319 5891l-953 570" svg:viewBox="0 0 954 571">
          <text:p/>
        </draw:connector>
        <draw:connector draw:style-name="gr15" draw:text-style-name="P2" draw:layer="layout" draw:type="line" svg:x1="13.319cm" svg:y1="5.891cm" svg:x2="15.605cm" svg:y2="6.461cm" draw:start-shape="id3" draw:start-glue-point="2" draw:end-shape="id7" draw:end-glue-point="0" svg:d="M13319 5891l2286 570" svg:viewBox="0 0 2287 571">
          <text:p/>
        </draw:connector>
        <draw:connector draw:style-name="gr15" draw:text-style-name="P2" draw:layer="layout" draw:type="line" svg:x1="5.318cm" svg:y1="7.158cm" svg:x2="4.044cm" svg:y2="8.278cm" draw:start-shape="id4" draw:start-glue-point="2" draw:end-shape="id8" draw:end-glue-point="1" svg:d="M5318 7158l-1274 1120" svg:viewBox="0 0 1275 1121">
          <text:p/>
        </draw:connector>
        <draw:connector draw:style-name="gr15" draw:text-style-name="P2" draw:layer="layout" draw:type="line" svg:x1="5.318cm" svg:y1="7.158cm" svg:x2="5.435cm" svg:y2="7.91cm" draw:start-shape="id4" draw:start-glue-point="2" draw:end-shape="id9" draw:end-glue-point="0" svg:d="M5318 7158l117 752" svg:viewBox="0 0 118 753">
          <text:p/>
        </draw:connector>
        <draw:connector draw:style-name="gr15" draw:text-style-name="P2" draw:layer="layout" draw:type="line" svg:x1="8.302cm" svg:y1="7.158cm" svg:x2="7.461cm" svg:y2="7.91cm" draw:start-shape="id5" draw:start-glue-point="2" draw:end-shape="id10" draw:end-glue-point="0" svg:d="M8302 7158l-841 752" svg:viewBox="0 0 842 753">
          <text:p/>
        </draw:connector>
        <draw:connector draw:style-name="gr15" draw:text-style-name="P2" draw:layer="layout" draw:type="line" svg:x1="8.302cm" svg:y1="7.158cm" svg:x2="9.295cm" svg:y2="7.91cm" draw:start-shape="id5" draw:start-glue-point="2" draw:end-shape="id11" draw:end-glue-point="0" svg:d="M8302 7158l993 752" svg:viewBox="0 0 994 753">
          <text:p/>
        </draw:connector>
        <draw:connector draw:style-name="gr15" draw:text-style-name="P2" draw:layer="layout" draw:type="line" svg:x1="12.366cm" svg:y1="7.158cm" svg:x2="11.414cm" svg:y2="7.805cm" draw:start-shape="id6" draw:start-glue-point="2" draw:end-shape="id12" draw:end-glue-point="0" svg:d="M12366 7158l-952 647" svg:viewBox="0 0 953 648">
          <text:p/>
        </draw:connector>
        <draw:connector draw:style-name="gr15" draw:text-style-name="P2" draw:layer="layout" draw:type="line" svg:x1="12.366cm" svg:y1="7.158cm" svg:x2="13.255cm" svg:y2="7.805cm" draw:start-shape="id6" draw:start-glue-point="2" draw:end-shape="id13" draw:end-glue-point="0" svg:d="M12366 7158l889 647" svg:viewBox="0 0 890 648">
          <text:p/>
        </draw:connector>
        <draw:connector draw:style-name="gr15" draw:text-style-name="P2" draw:layer="layout" draw:type="line" svg:x1="15.605cm" svg:y1="7.158cm" svg:x2="15.351cm" svg:y2="7.805cm" draw:start-shape="id7" draw:start-glue-point="2" draw:end-shape="id14" draw:end-glue-point="0" svg:d="M15605 7158l-254 647" svg:viewBox="0 0 255 648">
          <text:p/>
        </draw:connector>
        <draw:connector draw:style-name="gr15" draw:text-style-name="P2" draw:layer="layout" draw:type="line" svg:x1="15.605cm" svg:y1="7.158cm" svg:x2="17.573cm" svg:y2="7.805cm" draw:start-shape="id7" draw:start-glue-point="2" draw:end-shape="id15" draw:end-glue-point="0" svg:d="M15605 7158l1968 647" svg:viewBox="0 0 1969 648">
          <text:p/>
        </draw:connector>
        <draw:custom-shape draw:style-name="gr8" draw:text-style-name="P2" xml:id="id19" draw:id="id19" draw:layer="layout" svg:width="1.139cm" svg:height="0.837cm" svg:x="8.726cm" svg:y="9.1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7" draw:id="id17" draw:layer="layout" svg:width="1.265cm" svg:height="0.837cm" svg:x="4.803cm" svg:y="9.1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8" draw:id="id18" draw:layer="layout" svg:width="1.266cm" svg:height="0.837cm" svg:x="6.828cm" svg:y="9.18cm">
          <text:p text:style-name="P1">4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6" draw:id="id16" draw:layer="layout" svg:width="1.139cm" svg:height="0.736cm" svg:x="2.905cm" svg:y="9.18cm">
          <text:p text:style-name="P1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1" draw:id="id21" draw:layer="layout" svg:width="1.143cm" svg:height="0.795cm" svg:x="12.684cm" svg:y="9.075cm">
          <text:p text:style-name="P1">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0" draw:id="id20" draw:layer="layout" svg:width="1.27cm" svg:height="0.795cm" svg:x="10.779cm" svg:y="9.075cm">
          <text:p text:style-name="P1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3" draw:id="id23" draw:layer="layout" svg:width="1.143cm" svg:height="0.942cm" svg:x="16.621cm" svg:y="9.075cm">
          <text:p text:style-name="P1"><text:s/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2" draw:id="id22" draw:layer="layout" svg:width="1.27cm" svg:height="0.795cm" svg:x="14.716cm" svg:y="9.07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4" draw:id="id24" draw:layer="layout" svg:width="1.143cm" svg:height="0.942cm" svg:x="18.272cm" svg:y="9.075cm">
          <text:p text:style-name="P1"><text:s/>4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3.474cm" svg:y1="8.646cm" svg:x2="3.474cm" svg:y2="9.18cm" draw:start-shape="id8" draw:start-glue-point="2" draw:end-shape="id16" draw:end-glue-point="0" svg:d="M3474 8646v534" svg:viewBox="0 0 1 535">
          <text:p/>
        </draw:connector>
        <draw:connector draw:style-name="gr15" draw:text-style-name="P2" draw:layer="layout" draw:type="line" svg:x1="5.435cm" svg:y1="8.747cm" svg:x2="5.435cm" svg:y2="9.18cm" draw:start-shape="id9" draw:start-glue-point="2" draw:end-shape="id17" draw:end-glue-point="0" svg:d="M5435 8747v433" svg:viewBox="0 0 1 434">
          <text:p/>
        </draw:connector>
        <draw:connector draw:style-name="gr15" draw:text-style-name="P2" draw:layer="layout" draw:type="line" svg:x1="7.461cm" svg:y1="8.747cm" svg:x2="7.461cm" svg:y2="9.18cm" draw:start-shape="id10" draw:start-glue-point="2" draw:end-shape="id18" draw:end-glue-point="0" svg:d="M7461 8747v433" svg:viewBox="0 0 1 434">
          <text:p/>
        </draw:connector>
        <draw:connector draw:style-name="gr15" draw:text-style-name="P2" draw:layer="layout" draw:type="line" svg:x1="9.295cm" svg:y1="8.747cm" svg:x2="9.295cm" svg:y2="9.18cm" draw:start-shape="id11" draw:start-glue-point="2" draw:end-shape="id19" draw:end-glue-point="0" svg:d="M9295 8747v433" svg:viewBox="0 0 1 434">
          <text:p/>
        </draw:connector>
        <draw:connector draw:style-name="gr15" draw:text-style-name="P2" draw:layer="layout" draw:type="line" svg:x1="11.414cm" svg:y1="8.6cm" svg:x2="11.414cm" svg:y2="9.075cm" draw:start-shape="id12" draw:start-glue-point="2" draw:end-shape="id20" draw:end-glue-point="0" svg:d="M11414 8600v475" svg:viewBox="0 0 1 476">
          <text:p/>
        </draw:connector>
        <draw:connector draw:style-name="gr15" draw:text-style-name="P2" draw:layer="layout" draw:type="line" svg:x1="13.255cm" svg:y1="8.6cm" svg:x2="13.255cm" svg:y2="9.075cm" draw:start-shape="id13" draw:start-glue-point="2" draw:end-shape="id21" draw:end-glue-point="0" svg:d="M13255 8600v475" svg:viewBox="0 0 1 476">
          <text:p/>
        </draw:connector>
        <draw:connector draw:style-name="gr15" draw:text-style-name="P2" draw:layer="layout" draw:type="line" svg:x1="15.351cm" svg:y1="8.6cm" svg:x2="15.351cm" svg:y2="9.075cm" draw:start-shape="id14" draw:start-glue-point="2" draw:end-shape="id22" draw:end-glue-point="0" svg:d="M15351 8600v475" svg:viewBox="0 0 1 476">
          <text:p/>
        </draw:connector>
        <draw:connector draw:style-name="gr15" draw:text-style-name="P2" draw:layer="layout" draw:type="line" svg:x1="17.573cm" svg:y1="8.6cm" svg:x2="17.192cm" svg:y2="9.075cm" draw:start-shape="id15" draw:start-glue-point="2" draw:end-shape="id23" draw:end-glue-point="0" svg:d="M17573 8600l-381 475" svg:viewBox="0 0 382 476">
          <text:p/>
        </draw:connector>
        <draw:connector draw:style-name="gr15" draw:text-style-name="P2" draw:layer="layout" draw:type="line" svg:x1="17.573cm" svg:y1="8.6cm" svg:x2="18.843cm" svg:y2="9.075cm" draw:start-shape="id15" draw:start-glue-point="2" draw:end-shape="id24" draw:end-glue-point="0" svg:d="M17573 8600l1270 475" svg:viewBox="0 0 1271 476">
          <text:p/>
        </draw:connector>
        <draw:custom-shape draw:style-name="gr4" draw:text-style-name="P2" xml:id="id25" draw:id="id25" draw:layer="layout" svg:width="2.032cm" svg:height="0.697cm" svg:x="4.302cm" svg:y="10.59cm">
          <text:p text:style-name="P1">3 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6" draw:id="id26" draw:layer="layout" svg:width="2.159cm" svg:height="0.697cm" svg:x="7.223cm" svg:y="10.59cm">
          <text:p text:style-name="P1">2 4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7" draw:id="id27" draw:layer="layout" svg:width="1.651cm" svg:height="0.697cm" svg:x="11.541cm" svg:y="10.59cm">
          <text:p text:style-name="P1">35 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out" svg:width="2.032cm" svg:height="0.697cm" svg:x="16.748cm" svg:y="10.652cm">
          <text:p text:style-name="P1"><text:s/>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8" draw:id="id28" draw:layer="layout" svg:width="1.27cm" svg:height="0.795cm" svg:x="14.716cm" svg:y="10.619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3.474cm" svg:y1="9.916cm" svg:x2="5.318cm" svg:y2="10.59cm" draw:start-shape="id16" draw:start-glue-point="2" draw:end-shape="id25" draw:end-glue-point="0" svg:d="M3474 9916l1844 674" svg:viewBox="0 0 1845 675">
          <text:p/>
        </draw:connector>
        <draw:connector draw:style-name="gr15" draw:text-style-name="P2" draw:layer="layout" draw:type="line" svg:x1="5.435cm" svg:y1="10.017cm" svg:x2="5.318cm" svg:y2="10.59cm" draw:start-shape="id17" draw:start-glue-point="2" draw:end-shape="id25" draw:end-glue-point="0" svg:d="M5435 10017l-117 573" svg:viewBox="0 0 118 574">
          <text:p/>
        </draw:connector>
        <draw:connector draw:style-name="gr15" draw:text-style-name="P2" draw:layer="layout" draw:type="line" svg:x1="7.461cm" svg:y1="10.017cm" svg:x2="8.302cm" svg:y2="10.59cm" draw:start-shape="id18" draw:start-glue-point="2" draw:end-shape="id26" draw:end-glue-point="0" svg:d="M7461 10017l841 573" svg:viewBox="0 0 842 574">
          <text:p/>
        </draw:connector>
        <draw:connector draw:style-name="gr15" draw:text-style-name="P2" draw:layer="layout" draw:type="line" svg:x1="9.295cm" svg:y1="10.017cm" svg:x2="8.302cm" svg:y2="10.59cm" draw:start-shape="id19" draw:start-glue-point="2" draw:end-shape="id26" draw:end-glue-point="0" svg:d="M9295 10017l-993 573" svg:viewBox="0 0 994 574">
          <text:p/>
        </draw:connector>
        <draw:connector draw:style-name="gr15" draw:text-style-name="P2" draw:layer="layout" draw:type="line" svg:x1="11.414cm" svg:y1="9.87cm" svg:x2="12.366cm" svg:y2="10.59cm" draw:start-shape="id20" draw:start-glue-point="2" draw:end-shape="id27" draw:end-glue-point="0" svg:d="M11414 9870l952 720" svg:viewBox="0 0 953 721">
          <text:p/>
        </draw:connector>
        <draw:connector draw:style-name="gr15" draw:text-style-name="P2" draw:layer="layout" draw:type="line" svg:x1="13.255cm" svg:y1="9.87cm" svg:x2="12.366cm" svg:y2="10.59cm" draw:start-shape="id21" draw:start-glue-point="2" draw:end-shape="id27" draw:end-glue-point="0" svg:d="M13255 9870l-889 720" svg:viewBox="0 0 890 721">
          <text:p/>
        </draw:connector>
        <draw:connector draw:style-name="gr15" draw:text-style-name="P2" draw:layer="layout" draw:type="line" svg:x1="15.351cm" svg:y1="9.87cm" svg:x2="15.351cm" svg:y2="10.619cm" draw:start-shape="id22" draw:start-glue-point="2" draw:end-shape="id28" draw:end-glue-point="0" svg:d="M15351 9870v749" svg:viewBox="0 0 1 750">
          <text:p/>
        </draw:connector>
        <draw:connector draw:style-name="gr15" draw:text-style-name="P2" draw:layer="layout" draw:type="line" svg:x1="17.192cm" svg:y1="10.017cm" svg:x2="17.764cm" svg:y2="10.652cm" draw:start-shape="id23" draw:start-glue-point="2" draw:end-shape="id29" draw:end-glue-point="0" svg:d="M17192 10017l572 635" svg:viewBox="0 0 573 636">
          <text:p/>
        </draw:connector>
        <draw:connector draw:style-name="gr15" draw:text-style-name="P2" draw:layer="layout" draw:type="line" svg:x1="18.843cm" svg:y1="10.017cm" svg:x2="17.764cm" svg:y2="10.652cm" draw:start-shape="id24" draw:start-glue-point="2" draw:end-shape="id29" draw:end-glue-point="0" svg:d="M18843 10017l-1079 635" svg:viewBox="0 0 1080 636">
          <text:p/>
        </draw:connector>
        <draw:custom-shape draw:style-name="gr2" draw:text-style-name="P2" xml:id="id30" draw:id="id30" draw:layer="layout" svg:width="3.683cm" svg:height="1.089cm" svg:x="5.064cm" svg:y="11.795cm">
          <text:p text:style-name="P1">2 3 17 4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5.318cm" svg:y1="11.287cm" svg:x2="6.905cm" svg:y2="11.795cm" draw:start-shape="id25" draw:start-glue-point="2" draw:end-shape="id30" draw:end-glue-point="0" svg:d="M5318 11287l1587 508" svg:viewBox="0 0 1588 509">
          <text:p/>
        </draw:connector>
        <draw:connector draw:style-name="gr15" draw:text-style-name="P2" draw:layer="layout" draw:type="line" svg:x1="8.302cm" svg:y1="11.287cm" svg:x2="6.905cm" svg:y2="11.795cm" draw:start-shape="id26" draw:start-glue-point="2" draw:end-shape="id30" draw:end-glue-point="0" svg:d="M8302 11287l-1397 508" svg:viewBox="0 0 1398 509">
          <text:p/>
        </draw:connector>
        <draw:custom-shape draw:style-name="gr17" draw:text-style-name="P2" xml:id="id31" draw:id="id31" draw:layer="layout" svg:width="1.651cm" svg:height="0.762cm" svg:x="11.541cm" svg:y="12.176cm">
          <text:p text:style-name="P1">35 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2" draw:id="id32" draw:layer="layout" svg:width="2.794cm" svg:height="0.697cm" svg:x="14.843cm" svg:y="12.241cm">
          <text:p text:style-name="P1">7 25 4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2.366cm" svg:y1="11.287cm" svg:x2="12.366cm" svg:y2="12.176cm" draw:start-shape="id27" draw:start-glue-point="2" draw:end-shape="id31" draw:end-glue-point="0" svg:d="M12366 11287v889" svg:viewBox="0 0 1 890">
          <text:p/>
        </draw:connector>
        <draw:connector draw:style-name="gr15" draw:text-style-name="P2" draw:layer="layout" draw:type="line" svg:x1="15.351cm" svg:y1="11.414cm" svg:x2="16.24cm" svg:y2="12.241cm" draw:start-shape="id28" draw:start-glue-point="2" draw:end-shape="id32" draw:end-glue-point="0" svg:d="M15351 11414l889 827" svg:viewBox="0 0 890 828">
          <text:p/>
        </draw:connector>
        <draw:connector draw:style-name="gr15" draw:text-style-name="P2" draw:layer="layout" draw:type="line" svg:x1="17.764cm" svg:y1="11.349cm" svg:x2="16.24cm" svg:y2="12.241cm" draw:start-shape="id29" draw:start-glue-point="2" draw:end-shape="id32" draw:end-glue-point="0" svg:d="M17764 11349l-1524 892" svg:viewBox="0 0 1525 893">
          <text:p/>
        </draw:connector>
        <draw:custom-shape draw:style-name="gr3" draw:text-style-name="P2" xml:id="id34" draw:id="id34" draw:layer="layout" svg:width="4.318cm" svg:height="1.184cm" svg:x="11.16cm" svg:y="13.827cm">
          <text:p text:style-name="P1">67 35 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" draw:id="id33" draw:layer="layout" svg:width="3.683cm" svg:height="1.089cm" svg:x="6.461cm" svg:y="13.881cm">
          <text:p text:style-name="P1">2 3 17 4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6.905cm" svg:y1="12.884cm" svg:x2="8.302cm" svg:y2="13.881cm" draw:start-shape="id30" draw:start-glue-point="2" draw:end-shape="id33" draw:end-glue-point="0" svg:d="M6905 12884l1397 997" svg:viewBox="0 0 1398 998">
          <text:p/>
        </draw:connector>
        <draw:connector draw:style-name="gr15" draw:text-style-name="P2" draw:layer="layout" draw:type="line" svg:x1="12.366cm" svg:y1="12.938cm" svg:x2="13.319cm" svg:y2="13.827cm" draw:start-shape="id31" draw:start-glue-point="2" draw:end-shape="id34" draw:end-glue-point="0" svg:d="M12366 12938l953 889" svg:viewBox="0 0 954 890">
          <text:p/>
        </draw:connector>
        <draw:connector draw:style-name="gr15" draw:text-style-name="P2" draw:layer="layout" draw:type="line" svg:x1="16.24cm" svg:y1="12.938cm" svg:x2="13.319cm" svg:y2="13.827cm" draw:start-shape="id32" draw:start-glue-point="2" draw:end-shape="id34" draw:end-glue-point="0" svg:d="M16240 12938l-2921 889" svg:viewBox="0 0 2922 890">
          <text:p/>
        </draw:connector>
        <draw:custom-shape draw:style-name="gr18" draw:text-style-name="P2" xml:id="id35" draw:id="id35" draw:layer="layout" svg:width="8.001cm" svg:height="0.902cm" svg:x="7.096cm" svg:y="15.719cm">
          <text:p text:style-name="P1">3 17 43 2 67 35 7 25 4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8.302cm" svg:y1="14.97cm" svg:x2="11.096cm" svg:y2="15.719cm" draw:start-shape="id33" draw:start-glue-point="2" draw:end-shape="id35" draw:end-glue-point="0" svg:d="M8302 14970l2794 749" svg:viewBox="0 0 2795 750">
          <text:p/>
        </draw:connector>
        <draw:connector draw:style-name="gr15" draw:text-style-name="P2" draw:layer="layout" draw:type="line" svg:x1="13.319cm" svg:y1="15.011cm" svg:x2="11.096cm" svg:y2="15.719cm" draw:start-shape="id34" draw:start-glue-point="2" draw:end-shape="id35" draw:end-glue-point="0" svg:d="M13319 15011l-2223 708" svg:viewBox="0 0 2224 7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5:11:52.907758499</meta:creation-date>
    <dc:date>2019-03-06T15:37:06.646978892</dc:date>
    <meta:editing-duration>PT14M41S</meta:editing-duration>
    <meta:editing-cycles>3</meta:editing-cycles>
    <meta:generator>LibreOffice/6.0.7.3$Linux_X86_64 LibreOffice_project/00m0$Build-3</meta:generator>
    <meta:document-statistic meta:object-count="77"/>
  </office:meta>
</office:document-meta>
</file>